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3" style:family="paragraph">
      <style:paragraph-properties fo:margin-top="0pt" fo:margin-bottom="0pt" fo:text-indent="0pt"/>
    </style:style>
  </office:automatic-styles>
  <office:body>
    <office:text>
      <text:p text:style-name="p3"><text:span text:style-name="c0">CMS-API Inner-workings</text:span></text:p>
      <text:p text:style-name="p3"><text:span text:style-name="c0">----------------------</text:span></text:p>
      <text:p text:style-name="p3"><text:span text:style-name="c0">While teh API-interface is already publicly documented, this document describes briefly the inner workings of the API from the developer’s point of view.</text:span></text:p>
      <text:p text:style-name="p3"/>
      <text:p text:style-name="p3"><text:span text:style-name="c0">The main features of the API</text:span></text:p>
      <text:p text:style-name="p3"><text:span text:style-name="c0">----------------------------</text:span></text:p>
      <text:p text:style-name="p3"><text:span text:style-name="c0">The API provides GET, POST and PUT endpoints to the user of the API as described in API documentation. Each material provider needs a root-collection to created from admin panel as described in the other document. Below this collection the user can then add new collections and material items freely to keep their materials organized.</text:span></text:p>
      <text:p text:style-name="p3"/>
      <text:p text:style-name="p3"><text:span text:style-name="c0">User can for example make a POST request to the url https://demo.pilvivayla.fi/api/cms/usercompany/gamecollection/</text:span></text:p>
      <text:p text:style-name="p3"><text:span text:style-name="c0">to create a collection “gamecollection” where the actual materialitem is then placed with the name of the uuid generating the url: https://demo.pilvivayla.fi/api/cms/usercompany/gamecollection/uuidofmaterial</text:span></text:p>
      <text:p text:style-name="p3"><text:span text:style-name="c0">The API user can then interact with this material through resulting url by GET and PUT methods.</text:span></text:p>
      <text:p text:style-name="p3"/>
      <text:p text:style-name="p3"><text:span text:style-name="c0">At the moment the API doesn’t provide a way to delete material (only hide them by toggling visible value to false in its metadata) nor a way to delete existing collections. </text:span></text:p>
      <text:p text:style-name="p3"/>
      <text:p text:style-name="p3"><text:span text:style-name="c0">User/material provider also has access only to the material inside their root collection.</text:span></text:p>
      <text:p text:style-name="p3"/>
      <text:p text:style-name="p3"><text:span text:style-name="c0">The structure of the API</text:span></text:p>
      <text:p text:style-name="p3"><text:span text:style-name="c0">------------------------</text:span></text:p>
      <text:p text:style-name="p3"><text:span text:style-name="c0">The API is structured in a way which resembles closely a filesystem familiar from most computer operating systems. Inside the root collection the user can create any amount of collections and materialItems. Each collection can also have any amount of sub-collections. To interact with the collections and materialItems one can browse them using GET-calls and following provided hyperlinks.</text:span></text:p>
      <text:p text:style-name="p3"/>
      <text:p text:style-name="p3"><text:span text:style-name="c0">It is important to note that this resource-collection structure is used ONLY in the API to organize the materials in to user-friendly structures. The collection structure will not show in anyway to the frontend and is designed only to serve the materialproviders to manage their materials through the API. The user is free to decide if they want to store all of their materials in the root collection, or if they want to create subcollections to organize the material based on subject, material type or any other arbitrary categorizing.</text:span></text:p>
      <text:p text:style-name="p3"/>
      <text:p text:style-name="p3"><text:span text:style-name="c0">The system is represented with simple model called APINode. This ApiNode has uniqueUrl field which holds the unique url which leads to the node as well as url to node’s parent node (with exception of the root node). Node is also defined either as “collection” or “item”. In case of item it also has a foreignkey to a Product model which holds the actual metadata. </text:span></text:p>
      <text:p text:style-name="p3"/>
      <text:p text:style-name="p3"><text:span text:style-name="c0">During the request, the system checks if the node is collection or item and decides the response based on it. In collection’s case the response includes a list of node’s child items and collections while in item’s case the metadata of the material is returned.</text:span></text:p>
      <text:p text:style-name="p3"/>
      <text:p text:style-name="p3"><text:span text:style-name="c0">Routing</text:span></text:p>
      <text:p text:style-name="p3"><text:span text:style-name="c0">-------</text:span></text:p>
      <text:p text:style-name="p3"><text:span text:style-name="c0">Because of the relatively complex structure of the API, it needs some kind of “routing” solution to find the correct resources with provided url. In the current implementation this is done in the APIView called CMSView. As described in previous paragraph, this is done via “node” system, where according to the url the system finds out the APINode model which holds wanted information. Process also includes lots of different error-checks and validation processes.</text:span></text:p>
      <text:p text:style-name="p3"/>
      <text:p text:style-name="p3"><text:span text:style-name="c0">It is important to note that we are not sure if this “routing” phase should be included to a View. It seems that Django Rest Framework includes some ways to implement this stuff (Viewsets, Routers...) but we couldn’t figure out a readymade way to parse complex arbitrary long urls so we developed our own system.</text:span></text:p>
      <text:p text:style-name="p3"/>
      <text:p text:style-name="p3"><text:span text:style-name="c0">About Swagger</text:span></text:p>
      <text:p text:style-name="p3"><text:span text:style-name="c0">-------------</text:span></text:p>
      <text:p text:style-name="p3"><text:span text:style-name="c0">Good documentation is a important factor of good API. Late in the summer Swagger came out as an option to create documentation with automatically generated info about the API. While Django’s Swagger package worked out of the box with ViewSets (such as subject listing etc.) it didn’t seem to work automatically with APIView based views. Due time-limitations we decided to document the API usage to the Github instead. In the future, a possible Swagger support might be worth of investigating.</text:span></text:p>
      <text:p text:style-name="p3"/>
      <text:p text:style-name="p3"><text:span text:style-name="c0">Adding new fields/editing data representations</text:span></text:p>
      <text:p text:style-name="p3"><text:span text:style-name="c0">----------------------------------------------</text:span></text:p>
      <text:p text:style-name="p3"><text:span text:style-name="c0">Adding and removing of new fields to the API should be rather straightforward if one has some knowledge of Django Rest-Framework. Basically one should first edit Product model to add new metadata fields to the database and do required migrations. Afterwards one should add required field to the json-format and add it to be serialized in the serializers.py. Finally in CMSView one should add the new field to the POST and PUT functions (postmaterial, updateExistingMaterial) with possible error checks and validation. Existing code should give example of the process.</text:span></text:p>
      <text:p text:style-name="p3"/>
      <text:p text:style-name="p3"><text:span text:style-name="c0">In future one should investigate the possibility to move the POST and PUT functionality to use serializer classes since it would probably make code a lot cleaner.</text:span></text:p>
      <text:p text:style-name="p3"/>
    </office:text>
  </office:body>
</office:document-content>
</file>